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4cc" officeooo:paragraph-rsid="000654cc"/>
    </style:style>
    <style:style style:name="P2" style:family="paragraph" style:parent-style-name="Standard">
      <style:text-properties style:text-underline-style="solid" style:text-underline-width="auto" style:text-underline-color="font-color" officeooo:rsid="000654cc" officeooo:paragraph-rsid="000654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5 Equal assessment criteria:</text:p>
      <text:p text:style-name="P1"/>
      <text:p text:style-name="P1">Communication (hardest)</text:p>
      <text:p text:style-name="P1"/>
      <text:p text:style-name="P1">Professional Practice</text:p>
      <text:p text:style-name="P1"/>
      <text:p text:style-name="P1">Technical skill (Hard)</text:p>
      <text:p text:style-name="P1"/>
      <text:p text:style-name="P1">Problem Solving</text:p>
      <text:p text:style-name="P1"/>
      <text:p text:style-name="P1">Informing Ideas</text:p>
      <text:p text:style-name="P1"/>
      <text:p text:style-name="P1">Also need <text:s text:c="2"/>P E E E L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5T14:42:14.991093123</meta:creation-date>
    <dc:date>2022-09-05T14:53:18.086405365</dc:date>
    <meta:editing-duration>PT53S</meta:editing-duration>
    <meta:editing-cycles>1</meta:editing-cycles>
    <meta:document-statistic meta:table-count="0" meta:image-count="0" meta:object-count="0" meta:page-count="1" meta:paragraph-count="7" meta:word-count="22" meta:character-count="145" meta:non-whitespace-character-count="128"/>
    <meta:generator>LibreOffice/7.3.5.2$Linux_X86_64 LibreOffice_project/30$Build-2</meta:generator>
  </office:meta>
</office:document-meta>
</file>